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b139" officeooo:paragraph-rsid="0007b1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c6f9" officeooo:paragraph-rsid="0005c6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b58a7" officeooo:paragraph-rsid="000b58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0b58a7" officeooo:paragraph-rsid="000b58a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0pt" officeooo:rsid="0007b139" officeooo:paragraph-rsid="0007b139" style:font-size-asian="14pt" style:font-size-complex="14pt"/>
    </style:style>
    <style:style style:name="P6" style:family="paragraph" style:parent-style-name="Standard">
      <style:text-properties fo:font-size="10pt" officeooo:paragraph-rsid="0007b139" style:font-size-asian="14pt" style:font-size-complex="14pt"/>
    </style:style>
    <style:style style:name="P7" style:family="paragraph" style:parent-style-name="Standard">
      <style:text-properties fo:font-size="8pt" officeooo:paragraph-rsid="0005c6f9"/>
    </style:style>
    <style:style style:name="P8" style:family="paragraph" style:parent-style-name="Standard">
      <style:text-properties fo:font-size="8pt" officeooo:rsid="0007b139" officeooo:paragraph-rsid="0007b139" style:font-size-asian="14pt" style:font-size-complex="14pt"/>
    </style:style>
    <style:style style:name="P9" style:family="paragraph" style:parent-style-name="Standard" style:list-style-name="L1">
      <style:text-properties fo:font-size="12pt" fo:font-weight="bold" officeooo:rsid="0005c6f9" officeooo:paragraph-rsid="0005c6f9" style:font-weight-asian="bold" style:font-weight-complex="bold"/>
    </style:style>
    <style:style style:name="P10" style:family="paragraph" style:parent-style-name="Standard" style:list-style-name="L1">
      <style:text-properties fo:font-size="12pt" fo:font-weight="bold" officeooo:rsid="0005c6f9" officeooo:paragraph-rsid="000983a2" style:font-weight-asian="bold" style:font-weight-complex="bold"/>
    </style:style>
    <style:style style:name="P11" style:family="paragraph" style:parent-style-name="Standard" style:list-style-name="L1">
      <style:text-properties fo:font-size="12pt" fo:font-weight="bold" officeooo:rsid="0007b139" officeooo:paragraph-rsid="0007b139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2pt" fo:font-weight="bold" officeooo:rsid="000a7eb3" officeooo:paragraph-rsid="000a7eb3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2pt" fo:font-weight="bold" officeooo:rsid="0011899a" officeooo:paragraph-rsid="0011899a" style:font-size-asian="14pt" style:font-weight-asian="bold" style:font-size-complex="14pt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2pt" fo:font-weight="normal" officeooo:rsid="000b58a7" officeooo:paragraph-rsid="000d5562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fo:font-weight="normal" officeooo:rsid="000d5562" officeooo:paragraph-rsid="000d5562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2pt" fo:font-weight="normal" officeooo:rsid="000d5562" officeooo:paragraph-rsid="000d5562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fo:font-weight="normal" officeooo:rsid="000ea845" officeooo:paragraph-rsid="000ea845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0pt" officeooo:rsid="0007b139" officeooo:paragraph-rsid="0007b139"/>
    </style:style>
    <style:style style:name="P19" style:family="paragraph" style:parent-style-name="Standard" style:list-style-name="L2">
      <style:text-properties fo:font-size="10pt" officeooo:rsid="0008263c" officeooo:paragraph-rsid="0008263c"/>
    </style:style>
    <style:style style:name="P20" style:family="paragraph" style:parent-style-name="Standard" style:list-style-name="L3">
      <style:text-properties fo:font-size="10pt" officeooo:paragraph-rsid="000983a2" style:font-size-asian="14pt" style:font-size-complex="14pt"/>
    </style:style>
    <style:style style:name="P21" style:family="paragraph" style:parent-style-name="Standard" style:list-style-name="L3">
      <style:text-properties fo:font-size="10pt" officeooo:paragraph-rsid="000a7eb3" style:font-size-asian="14pt" style:font-size-complex="14pt"/>
    </style:style>
    <style:style style:name="P22" style:family="paragraph" style:parent-style-name="Standard" style:list-style-name="L3">
      <style:text-properties fo:font-size="10pt" officeooo:rsid="000a7eb3" officeooo:paragraph-rsid="000a7eb3" style:font-size-asian="14pt" style:font-size-complex="14pt"/>
    </style:style>
    <style:style style:name="P23" style:family="paragraph" style:parent-style-name="Standard" style:list-style-name="L1">
      <style:text-properties fo:font-size="10pt" officeooo:rsid="000a7eb3" officeooo:paragraph-rsid="000a7eb3" style:font-size-asian="14pt" style:font-size-complex="14pt"/>
    </style:style>
    <style:style style:name="P24" style:family="paragraph" style:parent-style-name="Standard" style:list-style-name="L4">
      <style:paragraph-properties fo:text-align="justify" style:justify-single-word="false"/>
      <style:text-properties fo:font-size="10pt" officeooo:rsid="000d96a0" officeooo:paragraph-rsid="000a9320" style:font-size-asian="14pt" style:font-size-complex="14pt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10pt" officeooo:rsid="000d96a0" officeooo:paragraph-rsid="000a9320" style:font-size-asian="14pt" style:font-size-complex="14pt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0pt" officeooo:paragraph-rsid="000a9320" style:font-size-asian="14pt" style:font-size-complex="14pt"/>
    </style:style>
    <style:style style:name="P27" style:family="paragraph" style:parent-style-name="Standard" style:list-style-name="L1">
      <style:text-properties fo:font-size="10pt" officeooo:paragraph-rsid="0007b139" style:font-size-asian="14pt" style:font-size-complex="14pt"/>
    </style:style>
    <style:style style:name="P28" style:family="paragraph" style:parent-style-name="Standard" style:list-style-name="L1">
      <style:text-properties fo:font-size="10pt" officeooo:rsid="0007b139" officeooo:paragraph-rsid="0007b139" style:font-size-asian="14pt" style:font-size-complex="14pt"/>
    </style:style>
    <style:style style:name="P29" style:family="paragraph" style:parent-style-name="Standard">
      <style:text-properties fo:font-size="10pt" officeooo:rsid="0011899a" officeooo:paragraph-rsid="0007b139" style:font-size-asian="14pt" style:font-size-complex="14pt"/>
    </style:style>
    <style:style style:name="P30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0a7eb3" officeooo:paragraph-rsid="000a7eb3" style:font-size-asian="14pt" style:font-size-complex="14pt"/>
    </style:style>
    <style:style style:name="P3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07b139" officeooo:paragraph-rsid="000a9320" style:font-size-asian="14pt" style:font-size-complex="14pt"/>
    </style:style>
    <style:style style:name="P32" style:family="paragraph" style:parent-style-name="Standard" style:list-style-name="L9">
      <style:paragraph-properties fo:text-align="start" style:justify-single-word="false"/>
      <style:text-properties fo:font-size="13pt" fo:font-weight="bold" officeooo:rsid="000b58a7" officeooo:paragraph-rsid="000b58a7" style:font-size-asian="13pt" style:font-weight-asian="bold" style:font-size-complex="13pt" style:font-weight-complex="bold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3pt" fo:font-weight="bold" officeooo:rsid="000d5562" officeooo:paragraph-rsid="000d5562" style:font-size-asian="13pt" style:font-weight-asian="bold" style:font-size-complex="13pt" style:font-weight-complex="bold"/>
    </style:style>
    <style:style style:name="T1" style:family="text">
      <style:text-properties officeooo:rsid="0008263c"/>
    </style:style>
    <style:style style:name="T2" style:family="text">
      <style:text-properties officeooo:rsid="000983a2"/>
    </style:style>
    <style:style style:name="T3" style:family="text">
      <style:text-properties officeooo:rsid="000a7eb3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officeooo:rsid="000a9320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7b139"/>
    </style:style>
    <style:style style:name="T6" style:family="text">
      <style:text-properties officeooo:rsid="000ea8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ps learning Report</text:p>
      <text:p text:style-name="P7"/>
      <text:list xml:id="list3840902441" text:style-name="L1">
        <text:list-item>
          <text:p text:style-name="P9">Git</text:p>
        </text:list-item>
      </text:list>
      <text:list xml:id="list3301665186" text:style-name="L2">
        <text:list-item>
          <text:list>
            <text:list-item>
              <text:p text:style-name="P18">Git installation and configurtion</text:p>
            </text:list-item>
            <text:list-item>
              <text:p text:style-name="P18">Git branching and Merging</text:p>
            </text:list-item>
            <text:list-item>
              <text:p text:style-name="P19">Push and pull remorte repositories</text:p>
            </text:list-item>
          </text:list>
        </text:list-item>
      </text:list>
      <text:list xml:id="list94054813346592" text:continue-list="list3840902441" text:style-name="L1">
        <text:list-item>
          <text:p text:style-name="P10">Docker</text:p>
        </text:list-item>
      </text:list>
      <text:list xml:id="list1072998619" text:style-name="L3">
        <text:list-item>
          <text:list>
            <text:list-item>
              <text:p text:style-name="P20"><text:span text:style-name="T1">Installation and configuration of Docker/</text:span><text:span text:style-name="T2">Docker Engine</text:span></text:p>
            </text:list-item>
            <text:list-item>
              <text:p text:style-name="P22">Pulling and pushing docker images</text:p>
            </text:list-item>
            <text:list-item>
              <text:p text:style-name="P21"><text:span text:style-name="T3">Docker </text:span>Containerizing</text:p>
            </text:list-item>
            <text:list-item>
              <text:p text:style-name="P21">Docker Compose &amp; Docker Swarm</text:p>
            </text:list-item>
          </text:list>
        </text:list-item>
      </text:list>
      <text:list xml:id="list94054799101384" text:continue-list="list94054813346592" text:style-name="L1">
        <text:list-item>
          <text:p text:style-name="P11">Nginx</text:p>
        </text:list-item>
      </text:list>
      <text:list xml:id="list410440122" text:style-name="L4">
        <text:list-item>
          <text:list>
            <text:list-item>
              <text:p text:style-name="P24">provide web server for reverse proxying ,caching and load balancing</text:p>
            </text:list-item>
          </text:list>
        </text:list-item>
      </text:list>
      <text:list xml:id="list1457045608" text:style-name="L5">
        <text:list-item>
          <text:list>
            <text:list-item>
              <text:p text:style-name="P25">provide HTTP server capabilities</text:p>
            </text:list-item>
          </text:list>
        </text:list-item>
      </text:list>
      <text:list xml:id="list94053254029224" text:continue-list="list94054799101384" text:style-name="L1">
        <text:list-item>
          <text:p text:style-name="P11">SSL Certificate</text:p>
        </text:list-item>
      </text:list>
      <text:list xml:id="list2669862440" text:style-name="L6">
        <text:list-item>
          <text:list>
            <text:list-item>
              <text:p text:style-name="P30">To secure transactions</text:p>
            </text:list-item>
          </text:list>
        </text:list-item>
      </text:list>
      <text:list xml:id="list94053201763409" text:continue-list="list94053254029224" text:style-name="L1">
        <text:list-item>
          <text:p text:style-name="P11">PostgreSQL</text:p>
        </text:list-item>
      </text:list>
      <text:list xml:id="list28363762" text:style-name="L7">
        <text:list-item>
          <text:list>
            <text:list-item>
              <text:p text:style-name="P26"><text:span text:style-name="T4">H</text:span><text:span text:style-name="T5">ighly stable database management system</text:span></text:p>
            </text:list-item>
          </text:list>
        </text:list-item>
      </text:list>
      <text:list xml:id="list530460721" text:style-name="L8">
        <text:list-item>
          <text:list>
            <text:list-item>
              <text:p text:style-name="P31">PostgreSQL is used as the primary data store or data warehouse for many web</text:p>
            </text:list-item>
          </text:list>
        </text:list-item>
      </text:list>
      <text:list xml:id="list94054463182034" text:continue-list="list94053201763409" text:style-name="L1">
        <text:list-item>
          <text:p text:style-name="P12">Nagios</text:p>
          <text:list>
            <text:list-item>
              <text:p text:style-name="P23">Installation and Configuration of Nagios</text:p>
            </text:list-item>
            <text:list-item>
              <text:p text:style-name="P23">Monitoring Services in Nagios Dashboard</text:p>
            </text:list-item>
          </text:list>
        </text:list-item>
        <text:list-item>
          <text:p text:style-name="P13">Ansible</text:p>
          <text:list>
            <text:list-item>
              <text:p text:style-name="P28">Installation and Configuration of Ansible </text:p>
            </text:list-item>
            <text:list-item>
              <text:p text:style-name="P28">Ansible Playbooks</text:p>
            </text:list-item>
          </text:list>
        </text:list-item>
      </text:list>
      <text:p text:style-name="P29">8. <text:s text:c="3"/></text:p>
      <text:p text:style-name="P6"/>
      <text:list xml:id="list94053913424424" text:continue-numbering="true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8"/>
      <text:p text:style-name="P5"/>
      <text:p text:style-name="P5"/>
      <text:p text:style-name="P5"/>
      <text:p text:style-name="P1"/>
      <text:p text:style-name="P3">Python and Django Learning Report</text:p>
      <text:p text:style-name="P4"/>
      <text:list xml:id="list1241440962" text:style-name="L9">
        <text:list-item>
          <text:p text:style-name="P32">Python</text:p>
          <text:list>
            <text:list-item>
              <text:p text:style-name="P14">Comments</text:p>
            </text:list-item>
            <text:list-item>
              <text:p text:style-name="P14">Variables</text:p>
            </text:list-item>
            <text:list-item>
              <text:p text:style-name="P14">Data Types</text:p>
            </text:list-item>
            <text:list-item>
              <text:p text:style-name="P14">String</text:p>
            </text:list-item>
            <text:list-item>
              <text:p text:style-name="P14">Booleans</text:p>
            </text:list-item>
            <text:list-item>
              <text:p text:style-name="P14">Operators</text:p>
            </text:list-item>
            <text:list-item>
              <text:p text:style-name="P15">Lists</text:p>
            </text:list-item>
            <text:list-item>
              <text:p text:style-name="P15">Tuple</text:p>
            </text:list-item>
            <text:list-item>
              <text:p text:style-name="P15">Sets</text:p>
            </text:list-item>
            <text:list-item>
              <text:p text:style-name="P15">Dictionaries</text:p>
            </text:list-item>
            <text:list-item>
              <text:p text:style-name="P15">If___Else</text:p>
            </text:list-item>
            <text:list-item>
              <text:p text:style-name="P15">While Loop</text:p>
            </text:list-item>
            <text:list-item>
              <text:p text:style-name="P15">For Loop</text:p>
            </text:list-item>
            <text:list-item>
              <text:p text:style-name="P15">Functions</text:p>
            </text:list-item>
            <text:list-item>
              <text:p text:style-name="P15"><text:soft-page-break/>Arrays</text:p>
            </text:list-item>
            <text:list-item>
              <text:p text:style-name="P15">Math</text:p>
            </text:list-item>
            <text:list-item>
              <text:p text:style-name="P15">Try__Except</text:p>
            </text:list-item>
          </text:list>
        </text:list-item>
        <text:list-item>
          <text:p text:style-name="P33">Python Django</text:p>
        </text:list-item>
      </text:list>
      <text:list xml:id="list40290169" text:style-name="L10">
        <text:list-item>
          <text:p text:style-name="P16">API Requests</text:p>
        </text:list-item>
        <text:list-item>
          <text:p text:style-name="P16">API <text:span text:style-name="T6">Views</text:span></text:p>
        </text:list-item>
        <text:list-item>
          <text:p text:style-name="P17">API Generic Views</text:p>
        </text:list-item>
        <text:list-item>
          <text:p text:style-name="P17">API Viewsets</text:p>
        </text:list-item>
        <text:list-item>
          <text:p text:style-name="P17">API Authentic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5:49:07.992160638</meta:creation-date>
    <dc:date>2021-01-26T09:40:52.297504669</dc:date>
    <meta:editing-duration>PT33M31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2" meta:paragraph-count="51" meta:word-count="183" meta:character-count="993" meta:non-whitespace-character-count="903"/>
  </office:meta>
</office:document-meta>
</file>